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fo:language="en" fo:country="US"/>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fo:language="en" fo:country="US"/>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P27" style:parent-style-name="Standard" style:family="paragraph">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fo:language="en" fo:country="US"/>
    </style:style>
    <style:style style:name="T32" style:parent-style-name="DefaultParagraphFont" style:family="text">
      <style:text-properties fo:font-style="italic" style:font-style-asian="italic" fo:language="en" fo:country="US"/>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fo:language="en" fo:country="US"/>
    </style:style>
    <style:style style:name="T40" style:parent-style-name="DefaultParagraphFont" style:family="text">
      <style:text-properties fo:font-style="italic" style:font-style-asian="italic" fo:language="en" fo:country="US"/>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fo:language="en" fo:country="US"/>
    </style:style>
    <style:style style:name="T43" style:parent-style-name="DefaultParagraphFont" style:family="text">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fo:language="en" fo:country="US"/>
    </style:style>
    <style:style style:name="T51" style:parent-style-name="DefaultParagraphFont" style:family="text">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P56" style:parent-style-name="Standard" style:family="paragraph">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language="en" fo:country="US"/>
    </style:style>
    <style:style style:name="T61" style:parent-style-name="DefaultParagraphFont" style:family="text">
      <style:text-properties fo:font-style="italic" style:font-style-asian="italic" fo:language="en" fo:country="US"/>
    </style:style>
    <style:style style:name="T62" style:parent-style-name="DefaultParagraphFont" style:family="text">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P66" style:parent-style-name="Standard" style:family="paragraph">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fo:language="en" fo:country="US"/>
    </style:style>
    <style:style style:name="T71" style:parent-style-name="DefaultParagraphFont" style:family="text">
      <style:text-properties fo:font-style="italic" style:font-style-asian="italic" fo:language="en" fo:country="US"/>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Standard" style:family="paragraph">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fo:language="en" fo:country="US"/>
    </style:style>
    <style:style style:name="T88" style:parent-style-name="DefaultParagraphFont" style:family="text">
      <style:text-properties fo:font-style="italic" style:font-style-asian="italic" fo:language="en" fo:country="US"/>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P92" style:parent-style-name="Standard" style:family="paragraph">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fo:language="en" fo:country="US"/>
    </style:style>
    <style:style style:name="T96" style:parent-style-name="DefaultParagraphFont" style:family="text">
      <style:text-properties fo:font-weight="bold" style:font-weight-asian="bold"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P100" style:parent-style-name="Standard" style:family="paragraph">
      <style:text-properties fo:font-style="italic" style:font-style-asian="italic"/>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weight="bold" style:font-weight-asian="bold" fo:font-style="italic" style:font-style-asian="italic"/>
    </style:style>
    <style:style style:name="T105"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text:span><text:span text:style-name="T14">well, as per survey most say that this is difficult to use, is it so</text:span><text:span text:style-name="T15">?</text:span></text:p>
      <text:p text:style-name="Standard"><text:span text:style-name="T16">HU:</text:span><text:span text:style-name="T17"><text:s/>It is a difficult tool to use, I must admit, but the team has learnt how to mak</text:span><text:span text:style-name="T18">e the most of it.</text:span></text:p>
      <text:p text:style-name="P19"/>
      <text:p text:style-name="Standard"><text:span text:style-name="T20">CD:</text:span><text:span text:style-name="T21"><text:s/></text:span><text:span text:style-name="T22">--</text:span><text:span text:style-name="T23">Data Churn also use more manpower for analyzing and generating insights</text:span><text:span text:style-name="T24">?</text:span></text:p>
      <text:p text:style-name="Standard"><text:span text:style-name="T25">HU:</text:span><text:span text:style-name="T26"><text:s/>It does not affect us much. We have trained a team of five people on how to use Data Churn effectively.</text:span></text:p>
      <text:p text:style-name="P27"/>
      <text:p text:style-name="Standard"><text:span text:style-name="T28">CD:</text:span><text:span text:style-name="T29"><text:s/></text:span><text:span text:style-name="T30">--</text:span><text:span text:style-name="T31">data Churn required man power to analyze and ge</text:span><text:span text:style-name="T32">nerate required output. Does not this make delay in work completion</text:span><text:span text:style-name="T33">?</text:span></text:p>
      <text:p text:style-name="Standard"><text:span text:style-name="T34">HU:</text:span><text:span text:style-name="T35"><text:s/>Not much. The requests pile up only when one of the five members quits our organisation and we are waiting for a new member to be trained on Data Churn.</text:span></text:p>
      <text:p text:style-name="P36"/>
      <text:p text:style-name="Standard"><text:span text:style-name="T37">CD:</text:span><text:span text:style-name="T38">--</text:span><text:span text:style-name="T39">as Data Churn is complex t</text:span><text:span text:style-name="T40">o handle, does</text:span><text:span text:style-name="T41"><text:s/>employee attrition</text:span><text:span text:style-name="T42"><text:s/>happening</text:span><text:span text:style-name="T43">?</text:span></text:p>
      <text:p text:style-name="Standard"><text:span text:style-name="T44">HU:</text:span><text:span text:style-name="T45"><text:s/>Yes, our team members certainly do not like using Data Churn and tend to quit within 12–18 months.</text:span></text:p>
      <text:p text:style-name="P46"/>
      <text:p text:style-name="Standard"><text:span text:style-name="T47">CD:</text:span><text:span text:style-name="T48"><text:s/></text:span><text:span text:style-name="T49">--</text:span><text:span text:style-name="T50">how much time of training you provide for new member and what is training cost per member</text:span><text:span text:style-name="T51">?</text:span></text:p>
      <text:p text:style-name="Standard"><text:span text:style-name="T52">HU:</text:span><text:span text:style-name="T53"><text:s/>It<text:s/></text:span><text:span text:style-name="T54">takes 4–6 weeks of training for a new team member to use Data Churn competently. So, that is at least 1.5 months of salary incurred as training cost. In addition to that, we also make a separate payment for the new team member to complete certain training<text:s/></text:span><text:span text:style-name="T55">projects, certifications and quizzes provided by Data Churn, which costs about a month’s salary of a team member. So yes, our training cost is quite high. And so far in this year, we have trained six new members because of employee attrition.</text:span></text:p>
      <text:p text:style-name="P56"/>
      <text:p text:style-name="Standard"><text:span text:style-name="T57">CD:</text:span><text:span text:style-name="T58"><text:s/></text:span><text:span text:style-name="T59">--</text:span><text:span text:style-name="T60">how you<text:s/></text:span><text:span text:style-name="T61">handle work load when team member quits</text:span><text:span text:style-name="T62">?</text:span></text:p>
      <text:p text:style-name="Standard"><text:span text:style-name="T63">HU:</text:span><text:span text:style-name="T64"><text:s/>Data Churn offers services as well, wherein they provide us one of their trained employees as an additional team member when one of our team members leaves and we are in the process of training a new one. But th</text:span><text:span text:style-name="T65">ey charge really high rates for it, which is about three times what we pay our team members. So, we either use that option to handle heavy workloads when we are short-handed, or we pay overtime for the existing trained team members.</text:span></text:p>
      <text:p text:style-name="P66"/>
      <text:p text:style-name="Standard"><text:span text:style-name="T67">CD:</text:span><text:span text:style-name="T68"><text:s/></text:span><text:span text:style-name="T69">--</text:span><text:span text:style-name="T70">okay, isn’t overti</text:span><text:span text:style-name="T71">me pay rate is high</text:span><text:span text:style-name="T72">?</text:span></text:p>
      <text:p text:style-name="Standard"><text:span text:style-name="T73">HD:</text:span><text:span text:style-name="T74"><text:s/>Yes, our overtime pay rate is double the normal salary. But even with overtime pay, the existing team members are not willing to do the extra work, which leads to further attrition.</text:span></text:p>
      <text:p text:style-name="P75"/>
      <text:p text:style-name="Standard"><text:span text:style-name="T76">CD:</text:span><text:span text:style-name="T77"><text:s/>Got it. But when you employ<text:s/></text:span><text:span text:style-name="T78">contractors from Data Churn, who do not know your data as<text:s/></text:span><text:soft-page-break/><text:span text:style-name="T79">well as your team members, does that not affect the quality of the work?</text:span></text:p>
      <text:p text:style-name="Standard"><text:span text:style-name="T80">HU:</text:span><text:span text:style-name="T81"><text:s/>Absolutely, data knowledge is key to our work. So, when we employ Data Churn contractors, the quality of their analysis a</text:span><text:span text:style-name="T82">nd insights is not as good as what our team members would produce because the former do not have in-depth knowledge of our data. Because of this, our existing team members need to <text:s/>review their work, which leads to duplication of effort.</text:span></text:p>
      <text:p text:style-name="P83"/>
      <text:p text:style-name="Standard"><text:span text:style-name="T84">CD:</text:span><text:span text:style-name="T85"><text:s/></text:span><text:span text:style-name="T86">--</text:span><text:span text:style-name="T87">so, I hope du</text:span><text:span text:style-name="T88">e to data Churn your team functionality is not optimal.</text:span></text:p>
      <text:p text:style-name="Standard"><text:span text:style-name="T89">HU:</text:span><text:span text:style-name="T90"><text:s/>Tell me about it! I keep getting escalations every other day from the heads of various departments that my team is not functioning optimally. I wish I could get some peace of mind at times. Data C</text:span><text:span text:style-name="T91">hurn is certainly not helping our case!</text:span></text:p>
      <text:p text:style-name="P92"/>
      <text:p text:style-name="Standard"><text:span text:style-name="T93">CD:</text:span><text:span text:style-name="T94"><text:s/>--</text:span><text:span text:style-name="T95">doesn’t <text:s/>this affect other business units and cause unnecessary escalation?</text:span></text:p>
      <text:p text:style-name="Standard"><text:span text:style-name="T96">HU:</text:span><text:span text:style-name="T97"><text:s/>It definitely does. Our business is becoming more and more data driven, and all the departments are highly reliant on us to provi</text:span><text:span text:style-name="T98">de on-time quality insights. Else, their decisions are delayed or are sub-optimal. Just last week, the Head of Marketing was on my case on the phone, talking about how their marketing campaign was delayed by more than two weeks during the peak season becau</text:span><text:span text:style-name="T99">se my team could not share insights on which stores are to be targeted for the campaign.</text:span></text:p>
      <text:p text:style-name="P100"/>
      <text:p text:style-name="Standard"><text:span text:style-name="T101">CD:</text:span><text:span text:style-name="T102"><text:s/>It sounds like Data Churn is causing employee attrition, high training costs, high overtime costs, high contractor costs, low-quality output, duplication of effor</text:span><text:span text:style-name="T103">t and delays, thus affecting critical business decisions. Is that a fair summary?</text:span></text:p>
      <text:p text:style-name="Standard"><text:span text:style-name="T104">HU:</text:span><text:span text:style-name="T105"><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nesh kundagol</meta:initial-creator>
    <dc:creator>dinesh kundagol</dc:creator>
    <meta:creation-date>2022-06-01T04:17:00Z</meta:creation-date>
    <dc:date>2022-06-01T04:20:00Z</dc:date>
    <meta:template xlink:href="Normal" xlink:type="simple"/>
    <meta:editing-cycles>3</meta:editing-cycles>
    <meta:editing-duration>PT480S</meta:editing-duration>
    <meta:document-statistic meta:page-count="2" meta:paragraph-count="8" meta:word-count="627" meta:character-count="4198" meta:row-count="29" meta:non-whitespace-character-count="3579"/>
  </office:meta>
</office:document-meta>
</file>